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 style:font-weight-complex="bold"/>
    </style:style>
    <style:style style:name="T14" style:family="text">
      <style:text-properties style:font-name="Times New Roman" style:font-name-complex="Verdana"/>
    </style:style>
    <style:style style:name="T15" style:family="text">
      <style:text-properties style:font-name="Times New Roman" fo:font-size="7pt" style:font-size-asian="7pt" style:font-name-complex="Verdana" style:font-size-complex="7pt"/>
    </style:style>
    <style:style style:name="T16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WES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3"><text:s text:c="18"/></text:span><text:span text:style-name="T13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TAX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MADURA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GSTIN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IGST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IGST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6">V.V.TITANIUM PIGMENTS</text:span></text:p><text:p text:style-name="P25"><text:span text:style-name="T16">PRIVATE LIMITED,</text:span></text:p><text:p text:style-name="P25"><text:span text:style-name="T16">A-81, SIPCOT</text:span></text:p><text:p text:style-name="P25"><text:span text:style-name="T16">INDUSTRIAL COMPLEX.</text:span></text:p><text:p text:style-name="P25"><text:span text:style-name="T16">SOUTH</text:span></text:p><text:p text:style-name="P25"><text:span text:style-name="T16">VEERAPANDIAPURAM</text:span></text:p><text:p text:style-name="P25"><text:span text:style-name="T16">POST, MILAVITTAN,</text:span></text:p><text:p text:style-name="P25"><text:span text:style-name="T16">THOOTHUKKUDI 628 002</text:span></text:p><text:p text:style-name="P25"><text:span text:style-name="T16">33AADCV7723P1ZU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<text:span text:style-name="T10"><text:placeholder text:placeholder-type="text">&lt;o.invoice_no_id.currency_id.name&gt;</text:placeholder></text:span><text:span text:style-name="T10"> </text:span><text:placeholder text:placeholder-type="text">&lt;get_iamt(o.invoice_no_id.amount_total or 0)&gt;</text:placeholder></text:p>
            <text:p text:style-name="P12">Rs. <text:s/><text:placeholder text:placeholder-type="text">&lt;get_i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tax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<text:span text:style-name="T15"><text:placeholder text:placeholder-type="text">&lt;o.invoice_no_id.currency_id.name&gt;</text:placeholder></text:span><text:span text:style-name="T15"> </text:span><text:span text:style-name="T14"><text:placeholder text:placeholder-type="text">&lt;get_iamt(o.invoice_no_id.amount_total*o.tax_id.amount/100)&gt;</text:placeholder></text:span></text:p>
            <text:p text:style-name="P12">Rs. <text:s text:c="2"/><text:span text:style-name="T14"><text:placeholder text:placeholder-type="text">&lt;get_iamt(o.invoice_no_id.amount_total_inr*o.tax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tax_id.amount/100 or 0)&gt;</text:placeholder></text:p>
            <text:p text:style-name="P13"><text:placeholder text:placeholder-type="text">&lt;get_dec(o.invoice_no_id.amount_total_inr*o.tax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1">th</text:span><text:span text:style-name="T8"> June 2001 issued under Rule 18 of Central Excise (No.2) Rules, 2001; (c) availing facility / without availing facility under Notification No. 43/2001 Central Excise (N.T) dated 26</text:span><text:span text:style-name="T11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2">Strike out whichever is not applicable.</text:span></text:p>
            <text:p text:style-name="P10">*<text:span text:style-name="T12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7-07-10T10:24:28</dc:date>
    <meta:editing-duration>PT13H4M41S</meta:editing-duration>
    <meta:editing-cycles>229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47" meta:character-count="3533" meta:non-whitespace-character-count="3103"/>
  </office:meta>
</office:document-meta>
</file>